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Docker Audit Report: nginx-alpine-trivy.json</text:p>
      <text:p>
Target: nginx:alpine (alpine 3.23.2)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2</meta:generator>
  </office:meta>
</office:document-meta>
</file>